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eeed-technology-co.,-ltd/109990166/7033232?utm_adgroup=&amp;utm_source=google&amp;utm_medium=cpc&amp;utm_campaign=PMax%20Shopping_High%20Performing%20Products&amp;utm_term=&amp;utm_id=go_cmp-20001736977_adg-_ad-__dev-c_ext-_prd-7033232_sig-CjwKCAjwg8qzBhAoEiwAWagLrDH321aLjChSF52eUF-QNLMqhUgMh27dfRPtyxYF2kPnyk-oLuktMRoCAQMQAvD_BwE&amp;productid=7033232&amp;utm_content=&amp;gad_source=1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_96_97_98_</text:p>
          </table:table-cell>
          <table:table-cell/>
          <table:table-cell table:style-name="ce2" office:value-type="float" office:value="12.75" calcext:value-type="float">
            <text:p>12.75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12.75" calcext:value-type="float">
            <text:p>12.75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 table:style-name="ce2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table:style-name="ce2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table:style-name="ce2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E8]*[.F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table:number-columns-repeated="2"/>
          <table:table-cell table:style-name="ce2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ui-devices/UJ31-CH-3-SMT-TR/8024058" xlink:type="simple">USB C</text:a></text:p>
          </table:table-cell>
          <table:table-cell table:number-columns-repeated="2"/>
          <table:table-cell table:style-name="ce2"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/>
          <table:table-cell table:style-name="ce2"/>
          <table:table-cell/>
          <table:table-cell table:formula="of:=[.E11]*[.F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ttery Carrier </text:p>
          </table:table-cell>
          <table:table-cell table:number-columns-repeated="2"/>
          <table:table-cell table:style-name="ce2"/>
          <table:table-cell/>
          <table:table-cell table:formula="of:=[.E12]*[.F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3"/>
          <table:table-cell table:formula="of:=SUM([.G5:.G12])" office:value-type="float" office:value="33.23" calcext:value-type="float">
            <text:p>33.23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2T08:58:57.075140064</dc:date>
    <meta:editing-duration>PT57M53S</meta:editing-duration>
    <meta:editing-cycles>5</meta:editing-cycles>
    <meta:document-statistic meta:table-count="1" meta:cell-count="43" meta:object-count="0"/>
  </office:meta>
</office:document-meta>
</file>